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84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un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un6 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47.2" calcext:value-type="float">
            <text:p>4847.2</text:p>
          </table:table-cell>
          <table:table-cell office:value-type="float" office:value="2294.287" calcext:value-type="float">
            <text:p>2294.287</text:p>
          </table:table-cell>
          <table:table-cell office:value-type="float" office:value="1761.114" calcext:value-type="float">
            <text:p>1761.114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965.731" calcext:value-type="float">
            <text:p>1965.731</text:p>
          </table:table-cell>
          <table:table-cell office:value-type="float" office:value="1643.715" calcext:value-type="float">
            <text:p>1643.715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869.236" calcext:value-type="float">
            <text:p>1869.236</text:p>
          </table:table-cell>
          <table:table-cell office:value-type="float" office:value="1589.812" calcext:value-type="float">
            <text:p>1589.812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47" calcext:value-type="float">
            <text:p>4847</text:p>
          </table:table-cell>
          <table:table-cell office:value-type="float" office:value="1813.789" calcext:value-type="float">
            <text:p>1813.789</text:p>
          </table:table-cell>
          <table:table-cell office:value-type="float" office:value="1556.586" calcext:value-type="float">
            <text:p>1556.586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47.3" calcext:value-type="float">
            <text:p>4847.3</text:p>
          </table:table-cell>
          <table:table-cell office:value-type="float" office:value="1771.325" calcext:value-type="float">
            <text:p>1771.325</text:p>
          </table:table-cell>
          <table:table-cell office:value-type="float" office:value="1548.562" calcext:value-type="float">
            <text:p>1548.562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737.349" calcext:value-type="float">
            <text:p>1737.349</text:p>
          </table:table-cell>
          <table:table-cell office:value-type="float" office:value="1503.187" calcext:value-type="float">
            <text:p>1503.187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47" calcext:value-type="float">
            <text:p>4847</text:p>
          </table:table-cell>
          <table:table-cell office:value-type="float" office:value="1709.734" calcext:value-type="float">
            <text:p>1709.734</text:p>
          </table:table-cell>
          <table:table-cell office:value-type="float" office:value="1478.042" calcext:value-type="float">
            <text:p>1478.042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87.484" calcext:value-type="float">
            <text:p>1687.484</text:p>
          </table:table-cell>
          <table:table-cell office:value-type="float" office:value="1473.653" calcext:value-type="float">
            <text:p>1473.653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70.217" calcext:value-type="float">
            <text:p>1670.217</text:p>
          </table:table-cell>
          <table:table-cell office:value-type="float" office:value="1505.44" calcext:value-type="float">
            <text:p>1505.4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46.8" calcext:value-type="float">
            <text:p>4846.8</text:p>
          </table:table-cell>
          <table:table-cell office:value-type="float" office:value="1653.391" calcext:value-type="float">
            <text:p>1653.391</text:p>
          </table:table-cell>
          <table:table-cell office:value-type="float" office:value="1446.04" calcext:value-type="float">
            <text:p>1446.04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30.596" calcext:value-type="float">
            <text:p>1630.596</text:p>
          </table:table-cell>
          <table:table-cell office:value-type="float" office:value="1417.77" calcext:value-type="float">
            <text:p>1417.77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46.9" calcext:value-type="float">
            <text:p>4846.9</text:p>
          </table:table-cell>
          <table:table-cell office:value-type="float" office:value="1615.773" calcext:value-type="float">
            <text:p>1615.773</text:p>
          </table:table-cell>
          <table:table-cell office:value-type="float" office:value="1426.591" calcext:value-type="float">
            <text:p>1426.59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02.556" calcext:value-type="float">
            <text:p>1602.556</text:p>
          </table:table-cell>
          <table:table-cell office:value-type="float" office:value="1404.555" calcext:value-type="float">
            <text:p>1404.555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91.189" calcext:value-type="float">
            <text:p>1591.189</text:p>
          </table:table-cell>
          <table:table-cell office:value-type="float" office:value="1396.546" calcext:value-type="float">
            <text:p>1396.546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79.129" calcext:value-type="float">
            <text:p>1579.129</text:p>
          </table:table-cell>
          <table:table-cell office:value-type="float" office:value="1385.641" calcext:value-type="float">
            <text:p>1385.641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69.546" calcext:value-type="float">
            <text:p>1569.546</text:p>
          </table:table-cell>
          <table:table-cell office:value-type="float" office:value="1388.314" calcext:value-type="float">
            <text:p>1388.31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59.63" calcext:value-type="float">
            <text:p>1559.63</text:p>
          </table:table-cell>
          <table:table-cell office:value-type="float" office:value="1375.495" calcext:value-type="float">
            <text:p>1375.495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549.773" calcext:value-type="float">
            <text:p>1549.773</text:p>
          </table:table-cell>
          <table:table-cell office:value-type="float" office:value="1396.663" calcext:value-type="float">
            <text:p>1396.663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47.3" calcext:value-type="float">
            <text:p>4847.3</text:p>
          </table:table-cell>
          <table:table-cell office:value-type="float" office:value="1544.253" calcext:value-type="float">
            <text:p>1544.253</text:p>
          </table:table-cell>
          <table:table-cell office:value-type="float" office:value="1359.82" calcext:value-type="float">
            <text:p>1359.82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34.159" calcext:value-type="float">
            <text:p>1534.159</text:p>
          </table:table-cell>
          <table:table-cell office:value-type="float" office:value="1367.038" calcext:value-type="float">
            <text:p>1367.03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27.533" calcext:value-type="float">
            <text:p>1527.533</text:p>
          </table:table-cell>
          <table:table-cell office:value-type="float" office:value="1353.491" calcext:value-type="float">
            <text:p>1353.491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47" calcext:value-type="float">
            <text:p>4847</text:p>
          </table:table-cell>
          <table:table-cell office:value-type="float" office:value="1519.617" calcext:value-type="float">
            <text:p>1519.617</text:p>
          </table:table-cell>
          <table:table-cell office:value-type="float" office:value="1350.866" calcext:value-type="float">
            <text:p>1350.866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13.211" calcext:value-type="float">
            <text:p>1513.211</text:p>
          </table:table-cell>
          <table:table-cell office:value-type="float" office:value="1338.646" calcext:value-type="float">
            <text:p>1338.646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47" calcext:value-type="float">
            <text:p>4847</text:p>
          </table:table-cell>
          <table:table-cell office:value-type="float" office:value="1506.711" calcext:value-type="float">
            <text:p>1506.711</text:p>
          </table:table-cell>
          <table:table-cell office:value-type="float" office:value="1341.09" calcext:value-type="float">
            <text:p>1341.0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47" calcext:value-type="float">
            <text:p>4847</text:p>
          </table:table-cell>
          <table:table-cell office:value-type="float" office:value="1502.428" calcext:value-type="float">
            <text:p>1502.428</text:p>
          </table:table-cell>
          <table:table-cell office:value-type="float" office:value="1341.763" calcext:value-type="float">
            <text:p>1341.763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97.354" calcext:value-type="float">
            <text:p>1497.354</text:p>
          </table:table-cell>
          <table:table-cell office:value-type="float" office:value="1340.744" calcext:value-type="float">
            <text:p>1340.74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91.535" calcext:value-type="float">
            <text:p>1491.535</text:p>
          </table:table-cell>
          <table:table-cell office:value-type="float" office:value="1339.578" calcext:value-type="float">
            <text:p>1339.57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87.125" calcext:value-type="float">
            <text:p>1487.125</text:p>
          </table:table-cell>
          <table:table-cell office:value-type="float" office:value="1332.008" calcext:value-type="float">
            <text:p>1332.008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80.851" calcext:value-type="float">
            <text:p>1480.851</text:p>
          </table:table-cell>
          <table:table-cell office:value-type="float" office:value="1330.79" calcext:value-type="float">
            <text:p>1330.79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75.595" calcext:value-type="float">
            <text:p>1475.595</text:p>
          </table:table-cell>
          <table:table-cell office:value-type="float" office:value="1332.402" calcext:value-type="float">
            <text:p>1332.40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47" calcext:value-type="float">
            <text:p>4847</text:p>
          </table:table-cell>
          <table:table-cell office:value-type="float" office:value="1471.05" calcext:value-type="float">
            <text:p>1471.05</text:p>
          </table:table-cell>
          <table:table-cell office:value-type="float" office:value="1330.283" calcext:value-type="float">
            <text:p>1330.283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70.802" calcext:value-type="float">
            <text:p>1470.802</text:p>
          </table:table-cell>
          <table:table-cell office:value-type="float" office:value="1322.074" calcext:value-type="float">
            <text:p>1322.074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47" calcext:value-type="float">
            <text:p>4847</text:p>
          </table:table-cell>
          <table:table-cell office:value-type="float" office:value="1462.868" calcext:value-type="float">
            <text:p>1462.868</text:p>
          </table:table-cell>
          <table:table-cell office:value-type="float" office:value="1314.791" calcext:value-type="float">
            <text:p>1314.791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60.163" calcext:value-type="float">
            <text:p>1460.163</text:p>
          </table:table-cell>
          <table:table-cell office:value-type="float" office:value="1320.369" calcext:value-type="float">
            <text:p>1320.36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55.59" calcext:value-type="float">
            <text:p>1455.59</text:p>
          </table:table-cell>
          <table:table-cell office:value-type="float" office:value="1318.04" calcext:value-type="float">
            <text:p>1318.0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52.28" calcext:value-type="float">
            <text:p>1452.28</text:p>
          </table:table-cell>
          <table:table-cell office:value-type="float" office:value="1311.351" calcext:value-type="float">
            <text:p>1311.351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47.753" calcext:value-type="float">
            <text:p>1447.753</text:p>
          </table:table-cell>
          <table:table-cell office:value-type="float" office:value="1314.56" calcext:value-type="float">
            <text:p>1314.5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44.119" calcext:value-type="float">
            <text:p>1444.119</text:p>
          </table:table-cell>
          <table:table-cell office:value-type="float" office:value="1311.252" calcext:value-type="float">
            <text:p>1311.252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40.778" calcext:value-type="float">
            <text:p>1440.778</text:p>
          </table:table-cell>
          <table:table-cell office:value-type="float" office:value="1309.435" calcext:value-type="float">
            <text:p>1309.435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7.929" calcext:value-type="float">
            <text:p>1437.929</text:p>
          </table:table-cell>
          <table:table-cell office:value-type="float" office:value="1309.556" calcext:value-type="float">
            <text:p>1309.55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36.452" calcext:value-type="float">
            <text:p>1436.452</text:p>
          </table:table-cell>
          <table:table-cell office:value-type="float" office:value="1312.667" calcext:value-type="float">
            <text:p>1312.667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2.883" calcext:value-type="float">
            <text:p>1432.883</text:p>
          </table:table-cell>
          <table:table-cell office:value-type="float" office:value="1302.682" calcext:value-type="float">
            <text:p>1302.682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27.809" calcext:value-type="float">
            <text:p>1427.809</text:p>
          </table:table-cell>
          <table:table-cell office:value-type="float" office:value="1307.55" calcext:value-type="float">
            <text:p>1307.5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6.315" calcext:value-type="float">
            <text:p>1426.315</text:p>
          </table:table-cell>
          <table:table-cell office:value-type="float" office:value="1305.022" calcext:value-type="float">
            <text:p>1305.02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3.128" calcext:value-type="float">
            <text:p>1423.128</text:p>
          </table:table-cell>
          <table:table-cell office:value-type="float" office:value="1301.971" calcext:value-type="float">
            <text:p>1301.971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20.569" calcext:value-type="float">
            <text:p>1420.569</text:p>
          </table:table-cell>
          <table:table-cell office:value-type="float" office:value="1302.791" calcext:value-type="float">
            <text:p>1302.79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18.39" calcext:value-type="float">
            <text:p>1418.39</text:p>
          </table:table-cell>
          <table:table-cell office:value-type="float" office:value="1298.454" calcext:value-type="float">
            <text:p>1298.454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13.647" calcext:value-type="float">
            <text:p>1413.647</text:p>
          </table:table-cell>
          <table:table-cell office:value-type="float" office:value="1294.347" calcext:value-type="float">
            <text:p>1294.347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47" calcext:value-type="float">
            <text:p>4847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1302.446" calcext:value-type="float">
            <text:p>1302.44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9.114" calcext:value-type="float">
            <text:p>1409.114</text:p>
          </table:table-cell>
          <table:table-cell office:value-type="float" office:value="1294.544" calcext:value-type="float">
            <text:p>1294.54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05.555" calcext:value-type="float">
            <text:p>1405.555</text:p>
          </table:table-cell>
          <table:table-cell office:value-type="float" office:value="1297.686" calcext:value-type="float">
            <text:p>1297.68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6.719" calcext:value-type="float">
            <text:p>1406.719</text:p>
          </table:table-cell>
          <table:table-cell office:value-type="float" office:value="1302.157" calcext:value-type="float">
            <text:p>1302.157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3.94" calcext:value-type="float">
            <text:p>1403.94</text:p>
          </table:table-cell>
          <table:table-cell office:value-type="float" office:value="1290.958" calcext:value-type="float">
            <text:p>1290.958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0.61" calcext:value-type="float">
            <text:p>1400.61</text:p>
          </table:table-cell>
          <table:table-cell office:value-type="float" office:value="1287.221" calcext:value-type="float">
            <text:p>1287.221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8.537" calcext:value-type="float">
            <text:p>1398.537</text:p>
          </table:table-cell>
          <table:table-cell office:value-type="float" office:value="1299.44" calcext:value-type="float">
            <text:p>1299.4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6.916" calcext:value-type="float">
            <text:p>1396.916</text:p>
          </table:table-cell>
          <table:table-cell office:value-type="float" office:value="1293.05" calcext:value-type="float">
            <text:p>1293.0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93.173" calcext:value-type="float">
            <text:p>1393.173</text:p>
          </table:table-cell>
          <table:table-cell office:value-type="float" office:value="1290.556" calcext:value-type="float">
            <text:p>1290.55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847" calcext:value-type="float">
            <text:p>4847</text:p>
          </table:table-cell>
          <table:table-cell office:value-type="float" office:value="1390.776" calcext:value-type="float">
            <text:p>1390.776</text:p>
          </table:table-cell>
          <table:table-cell office:value-type="float" office:value="1295.485" calcext:value-type="float">
            <text:p>1295.48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9.525" calcext:value-type="float">
            <text:p>1389.525</text:p>
          </table:table-cell>
          <table:table-cell office:value-type="float" office:value="1290.886" calcext:value-type="float">
            <text:p>1290.88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87.495" calcext:value-type="float">
            <text:p>1387.495</text:p>
          </table:table-cell>
          <table:table-cell office:value-type="float" office:value="1290.729" calcext:value-type="float">
            <text:p>1290.72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6.998" calcext:value-type="float">
            <text:p>1386.998</text:p>
          </table:table-cell>
          <table:table-cell office:value-type="float" office:value="1286.594" calcext:value-type="float">
            <text:p>1286.594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84.142" calcext:value-type="float">
            <text:p>1384.142</text:p>
          </table:table-cell>
          <table:table-cell office:value-type="float" office:value="1287.835" calcext:value-type="float">
            <text:p>1287.83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80.594" calcext:value-type="float">
            <text:p>1380.594</text:p>
          </table:table-cell>
          <table:table-cell office:value-type="float" office:value="1294.225" calcext:value-type="float">
            <text:p>1294.22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9.837" calcext:value-type="float">
            <text:p>1379.837</text:p>
          </table:table-cell>
          <table:table-cell office:value-type="float" office:value="1285.928" calcext:value-type="float">
            <text:p>1285.928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7.573" calcext:value-type="float">
            <text:p>1377.573</text:p>
          </table:table-cell>
          <table:table-cell office:value-type="float" office:value="1290.857" calcext:value-type="float">
            <text:p>1290.857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76.07" calcext:value-type="float">
            <text:p>1376.07</text:p>
          </table:table-cell>
          <table:table-cell office:value-type="float" office:value="1292.012" calcext:value-type="float">
            <text:p>1292.01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4.104" calcext:value-type="float">
            <text:p>1374.104</text:p>
          </table:table-cell>
          <table:table-cell office:value-type="float" office:value="1289.588" calcext:value-type="float">
            <text:p>1289.58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847" calcext:value-type="float">
            <text:p>4847</text:p>
          </table:table-cell>
          <table:table-cell office:value-type="float" office:value="1372.345" calcext:value-type="float">
            <text:p>1372.345</text:p>
          </table:table-cell>
          <table:table-cell office:value-type="float" office:value="1284.382" calcext:value-type="float">
            <text:p>1284.382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847" calcext:value-type="float">
            <text:p>4847</text:p>
          </table:table-cell>
          <table:table-cell office:value-type="float" office:value="1371.961" calcext:value-type="float">
            <text:p>1371.961</text:p>
          </table:table-cell>
          <table:table-cell office:value-type="float" office:value="1288.336" calcext:value-type="float">
            <text:p>1288.33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0.101" calcext:value-type="float">
            <text:p>1370.101</text:p>
          </table:table-cell>
          <table:table-cell office:value-type="float" office:value="1279.423" calcext:value-type="float">
            <text:p>1279.423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67.091" calcext:value-type="float">
            <text:p>1367.091</text:p>
          </table:table-cell>
          <table:table-cell office:value-type="float" office:value="1281.451" calcext:value-type="float">
            <text:p>1281.45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5.141" calcext:value-type="float">
            <text:p>1365.141</text:p>
          </table:table-cell>
          <table:table-cell office:value-type="float" office:value="1285.311" calcext:value-type="float">
            <text:p>1285.31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63.78" calcext:value-type="float">
            <text:p>1363.78</text:p>
          </table:table-cell>
          <table:table-cell office:value-type="float" office:value="1282.05" calcext:value-type="float">
            <text:p>1282.0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847" calcext:value-type="float">
            <text:p>4847</text:p>
          </table:table-cell>
          <table:table-cell office:value-type="float" office:value="1362.827" calcext:value-type="float">
            <text:p>1362.827</text:p>
          </table:table-cell>
          <table:table-cell office:value-type="float" office:value="1284.039" calcext:value-type="float">
            <text:p>1284.03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3.077" calcext:value-type="float">
            <text:p>1363.077</text:p>
          </table:table-cell>
          <table:table-cell office:value-type="float" office:value="1297.496" calcext:value-type="float">
            <text:p>1297.49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46.7" calcext:value-type="float">
            <text:p>4846.7</text:p>
          </table:table-cell>
          <table:table-cell office:value-type="float" office:value="1361.848" calcext:value-type="float">
            <text:p>1361.848</text:p>
          </table:table-cell>
          <table:table-cell office:value-type="float" office:value="1278.555" calcext:value-type="float">
            <text:p>1278.555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8.241" calcext:value-type="float">
            <text:p>1358.241</text:p>
          </table:table-cell>
          <table:table-cell office:value-type="float" office:value="1284.961" calcext:value-type="float">
            <text:p>1284.96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5.935" calcext:value-type="float">
            <text:p>1355.935</text:p>
          </table:table-cell>
          <table:table-cell office:value-type="float" office:value="1287.762" calcext:value-type="float">
            <text:p>1287.76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5.73" calcext:value-type="float">
            <text:p>1355.73</text:p>
          </table:table-cell>
          <table:table-cell office:value-type="float" office:value="1283.486" calcext:value-type="float">
            <text:p>1283.48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3.866" calcext:value-type="float">
            <text:p>1353.866</text:p>
          </table:table-cell>
          <table:table-cell office:value-type="float" office:value="1282.065" calcext:value-type="float">
            <text:p>1282.06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1.511" calcext:value-type="float">
            <text:p>1351.511</text:p>
          </table:table-cell>
          <table:table-cell office:value-type="float" office:value="1280.071" calcext:value-type="float">
            <text:p>1280.07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9.73" calcext:value-type="float">
            <text:p>1349.73</text:p>
          </table:table-cell>
          <table:table-cell office:value-type="float" office:value="1284.799" calcext:value-type="float">
            <text:p>1284.79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847" calcext:value-type="float">
            <text:p>4847</text:p>
          </table:table-cell>
          <table:table-cell office:value-type="float" office:value="1349.442" calcext:value-type="float">
            <text:p>1349.442</text:p>
          </table:table-cell>
          <table:table-cell office:value-type="float" office:value="1285.848" calcext:value-type="float">
            <text:p>1285.84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47" calcext:value-type="float">
            <text:p>4847</text:p>
          </table:table-cell>
          <table:table-cell office:value-type="float" office:value="1348.745" calcext:value-type="float">
            <text:p>1348.745</text:p>
          </table:table-cell>
          <table:table-cell office:value-type="float" office:value="1280.064" calcext:value-type="float">
            <text:p>1280.06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7.242" calcext:value-type="float">
            <text:p>1347.242</text:p>
          </table:table-cell>
          <table:table-cell office:value-type="float" office:value="1279.321" calcext:value-type="float">
            <text:p>1279.32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44.725" calcext:value-type="float">
            <text:p>1344.725</text:p>
          </table:table-cell>
          <table:table-cell office:value-type="float" office:value="1278.428" calcext:value-type="float">
            <text:p>1278.428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847" calcext:value-type="float">
            <text:p>4847</text:p>
          </table:table-cell>
          <table:table-cell office:value-type="float" office:value="1344.852" calcext:value-type="float">
            <text:p>1344.852</text:p>
          </table:table-cell>
          <table:table-cell office:value-type="float" office:value="1283.076" calcext:value-type="float">
            <text:p>1283.07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2.25" calcext:value-type="float">
            <text:p>1342.25</text:p>
          </table:table-cell>
          <table:table-cell office:value-type="float" office:value="1275.38" calcext:value-type="float">
            <text:p>1275.38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1.4" calcext:value-type="float">
            <text:p>1341.4</text:p>
          </table:table-cell>
          <table:table-cell office:value-type="float" office:value="1276.563" calcext:value-type="float">
            <text:p>1276.563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43.174" calcext:value-type="float">
            <text:p>1343.174</text:p>
          </table:table-cell>
          <table:table-cell office:value-type="float" office:value="1283.1" calcext:value-type="float">
            <text:p>1283.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847" calcext:value-type="float">
            <text:p>4847</text:p>
          </table:table-cell>
          <table:table-cell office:value-type="float" office:value="1340.069" calcext:value-type="float">
            <text:p>1340.069</text:p>
          </table:table-cell>
          <table:table-cell office:value-type="float" office:value="1278.372" calcext:value-type="float">
            <text:p>1278.37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38.938" calcext:value-type="float">
            <text:p>1338.938</text:p>
          </table:table-cell>
          <table:table-cell office:value-type="float" office:value="1271.047" calcext:value-type="float">
            <text:p>1271.047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7.342" calcext:value-type="float">
            <text:p>1337.342</text:p>
          </table:table-cell>
          <table:table-cell office:value-type="float" office:value="1277.034" calcext:value-type="float">
            <text:p>1277.03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47" calcext:value-type="float">
            <text:p>4847</text:p>
          </table:table-cell>
          <table:table-cell office:value-type="float" office:value="1336.479" calcext:value-type="float">
            <text:p>1336.479</text:p>
          </table:table-cell>
          <table:table-cell office:value-type="float" office:value="1281.61" calcext:value-type="float">
            <text:p>1281.6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4.506" calcext:value-type="float">
            <text:p>1334.506</text:p>
          </table:table-cell>
          <table:table-cell office:value-type="float" office:value="1277.204" calcext:value-type="float">
            <text:p>1277.20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47" calcext:value-type="float">
            <text:p>4847</text:p>
          </table:table-cell>
          <table:table-cell office:value-type="float" office:value="1334.167" calcext:value-type="float">
            <text:p>1334.167</text:p>
          </table:table-cell>
          <table:table-cell office:value-type="float" office:value="1286.916" calcext:value-type="float">
            <text:p>1286.916</text:p>
          </table:table-cell>
          <table:table-cell office:value-type="string" calcext:value-type="string">
            <text:p><text:s text:c="2"/>no <text:s text:c="2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16:47:51.229978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0:51:30.067050830</meta:creation-date>
    <meta:generator>LibreOffice/4.2.7.2$Linux_X86_64 LibreOffice_project/420m0$Build-2</meta:generator>
    <dc:date>2015-06-17T16:53:50.223496424</dc:date>
    <meta:editing-duration>P0D</meta:editing-duration>
    <meta:editing-cycles>1</meta:editing-cycles>
    <meta:document-statistic meta:table-count="1" meta:cell-count="485" meta:object-count="0"/>
  </office:meta>
</office:document-meta>
</file>